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Złączmy serca,</text:span><text:span text:style-name="T1"><text:line-break/></text:span><text:span text:style-name="T1">złączmy dłonie,</text:span><text:span text:style-name="T1"><text:line-break/></text:span><text:span text:style-name="T1">niechaj ogień w nas zapłonie.</text:span><text:span text:style-name="T1"><text:line-break/></text:span><text:span text:style-name="T1">Ogień Ducha, ogień Prawdy,</text:span><text:span text:style-name="T1"><text:line-break/></text:span><text:span text:style-name="T1">Bóg miłości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Żadne moce i ciemności</text:span><text:span text:style-name="T1"><text:line-break/></text:span><text:span text:style-name="T1">nie zwyciężą tej miłości,</text:span><text:span text:style-name="T1"><text:line-break/></text:span><text:span text:style-name="T1">która w Krzyżu objawiona,</text:span><text:span text:style-name="T1"><text:line-break/></text:span><text:span text:style-name="T1">Bóg miłością jest,</text:span><text:span text:style-name="T1"><text:line-break/></text:span><text:span text:style-name="T1">Jezus zbawił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Myśmy poznali</text:span><text:span text:style-name="T1"><text:line-break/></text:span><text:span text:style-name="T1">i uwierzyli tej Miłości,</text:span><text:span text:style-name="T1"><text:line-break/></text:span><text:span text:style-name="T1">jaką nasz Bóg ma ku na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Naucz kochać i przebaczać,</text:span><text:span text:style-name="T1"><text:line-break/></text:span><text:span text:style-name="T1">Miłość Twoją wciąż rozdawać</text:span><text:span text:style-name="T1"><text:line-break/></text:span><text:span text:style-name="T1">sercom, które Cię szukają,</text:span><text:span text:style-name="T1"><text:line-break/></text:span><text:span text:style-name="T1">Bóg miłości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Bo miłować Ciebie, Panie,</text:span><text:span text:style-name="T1"><text:line-break/></text:span><text:span text:style-name="T1">siebie, bliźnich</text:span><text:span text:style-name="T1"><text:line-break/></text:span><text:span text:style-name="T1">w całej prawdzie,</text:span><text:span text:style-name="T1"><text:line-break/></text:span><text:span text:style-name="T1">to Największe Przykazanie</text:span><text:span text:style-name="T1"><text:line-break/></text:span><text:span text:style-name="T1">Bóg miłością jest,</text:span><text:span text:style-name="T1"><text:line-break/></text:span><text:span text:style-name="T1">miłości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Myśmy poznali</text:span><text:span text:style-name="T1"><text:line-break/></text:span><text:span text:style-name="T1">i uwierzyli tej Miłości,</text:span><text:span text:style-name="T1"><text:line-break/></text:span><text:span text:style-name="T1">jaką nasz Bóg ma ku n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date>2009-05-26T19:13:27</dc:date>
    <dc:language>pl-PL</dc:language>
    <meta:editing-cycles>10</meta:editing-cycles>
    <meta:editing-duration>PT11M49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